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551" officeooo:paragraph-rsid="000d0551"/>
    </style:style>
    <style:style style:name="P2" style:family="paragraph" style:parent-style-name="Standard">
      <style:text-properties officeooo:rsid="000e3db0" officeooo:paragraph-rsid="000e3db0"/>
    </style:style>
    <style:style style:name="P3" style:family="paragraph" style:parent-style-name="Standard" style:list-style-name="L1">
      <style:text-properties officeooo:rsid="000e3db0" officeooo:paragraph-rsid="000e3db0"/>
    </style:style>
    <style:style style:name="P4" style:family="paragraph" style:parent-style-name="Standard" style:list-style-name="L2">
      <style:text-properties officeooo:rsid="000f1baa" officeooo:paragraph-rsid="000f1baa"/>
    </style:style>
    <style:style style:name="P5" style:family="paragraph" style:parent-style-name="Standard">
      <style:text-properties officeooo:rsid="000f1baa" officeooo:paragraph-rsid="000f1baa"/>
    </style:style>
    <style:style style:name="P6" style:family="paragraph" style:parent-style-name="Standard">
      <style:text-properties officeooo:paragraph-rsid="000f1baa"/>
    </style:style>
    <style:style style:name="P7" style:family="paragraph" style:parent-style-name="Standard">
      <style:text-properties officeooo:rsid="0011e54d" officeooo:paragraph-rsid="0011e54d"/>
    </style:style>
    <style:style style:name="P8" style:family="paragraph" style:parent-style-name="Standard">
      <style:text-properties officeooo:paragraph-rsid="0011e54d"/>
    </style:style>
    <style:style style:name="T1" style:family="text">
      <style:text-properties officeooo:rsid="000f1b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3108" style:font-weight-asian="bold" style:font-weight-complex="bold"/>
    </style:style>
    <style:style style:name="T4" style:family="text">
      <style:text-properties officeooo:rsid="0010f9c2"/>
    </style:style>
    <style:style style:name="T5" style:family="text">
      <style:text-properties officeooo:rsid="0011e54d"/>
    </style:style>
    <style:style style:name="T6" style:family="text">
      <style:text-properties fo:font-weight="normal" officeooo:rsid="0011e54d" style:font-weight-asian="normal" style:font-weight-complex="normal"/>
    </style:style>
    <style:style style:name="T7" style:family="text">
      <style:text-properties officeooo:rsid="00139f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Terry, <text:line-break/></text:p>
      <text:p text:style-name="P1"><text:span text:style-name="T4">We</text:span> apologize for the late reply, things have been a bit hectic at Sac State. </text:p>
      <text:p text:style-name="P1">Our lab advisor granted us that we can just have an email correspondence for this week, and we can go back to our biweekly meeting on 3/24 9:00 am. </text:p>
      <text:p text:style-name="P1"/>
      <text:p text:style-name="P1">Below, <text:span text:style-name="T4">we</text:span> have listed the features that were added to the website. </text:p>
      <text:p text:style-name="P1"/>
      <text:p text:style-name="P2">Backend:</text:p>
      <text:list xml:id="list2315623907" text:style-name="L1">
        <text:list-item>
          <text:p text:style-name="P3">Function to log out of the user.</text:p>
        </text:list-item>
        <text:list-item>
          <text:p text:style-name="P3">Email verification system upon user registration, required to log into the website.</text:p>
        </text:list-item>
      </text:list>
      <text:p text:style-name="P2"/>
      <text:p text:style-name="P2">Frontend: </text:p>
      <text:list xml:id="list1310855500" text:style-name="L2">
        <text:list-item>
          <text:p text:style-name="P4">Landing page for searching sprinkler database.</text:p>
        </text:list-item>
        <text:list-item>
          <text:p text:style-name="P4">Landing page for sprinkler visualization.</text:p>
        </text:list-item>
        <text:list-item>
          <text:p text:style-name="P4">Formatting changes</text:p>
        </text:list-item>
      </text:list>
      <text:p text:style-name="P5"/>
      <text:p text:style-name="P6"><text:span text:style-name="T1">Regarding GoDaddy, we would like to start with the simplest hosting service. This does not include marketing features. The prices are listed here: </text:span><text:a xlink:type="simple" xlink:href="https://www.godaddy.com/hosting/web-hosting" text:style-name="Internet_20_link" text:visited-style-name="Visited_20_Internet_20_Link">https://www.godaddy.com/hosting/web-hosting</text:a> . <text:span text:style-name="T1">We can go with the smallest one, then upgrade if it is needed (prorated).</text:span></text:p>
      <text:p text:style-name="P6"/>
      <text:p text:style-name="P5">We have not yet tested that this app will work on a shared hosting service, but there is a <text:span text:style-name="T2">30-day </text:span><text:span text:style-name="T3">full refund policy if you purchase the 12-month plan. </text:span><text:span text:style-name="T6">(rep. Sean)</text:span></text:p>
      <text:p text:style-name="P5"><text:span text:style-name="T6"/></text:p>
      <text:p text:style-name="P7">You will not need to share with us your GoDaddy account info. We only need the cPanel login and password in order to develop the site. </text:p>
      <text:p text:style-name="P7"/>
      <text:p text:style-name="P7">If you are interested, there are other hosting plans that are much more recommended, such as DigitalOcean. <text:span text:style-name="T7">Their cheapest hosting plan is cheaper than GoDaddy’s, with twice as much RAM. </text:span></text:p>
      <text:p text:style-name="P7"/>
      <text:p text:style-name="P7">Thank you for taking your time to read this update. Please let us know if you have any questions, or if you decided on a hosting plan and would like to test it out.</text:p>
      <text:p text:style-name="P7"/>
      <text:p text:style-name="P7">Please stay safe during these dangerous times.</text:p>
      <text:p text:style-name="P7"/>
      <text:p text:style-name="P7">Team Scrumbled Eggs</text:p>
      <text:p text:style-name="P8"><text:span text:style-name="T5">California State University, Sacrament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3T04:11:15.722000000</meta:creation-date>
    <dc:date>2020-03-13T05:24:57.369000000</dc:date>
    <meta:editing-duration>PT1H3M27S</meta:editing-duration>
    <meta:editing-cycles>7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9" meta:word-count="271" meta:character-count="1566" meta:non-whitespace-character-count="1311"/>
  </office:meta>
</office:document-meta>
</file>